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T Serif" svg:font-family="'PT Serif', 'San Francisco', 'Helvetica Neue', Roboto,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style>
    <style:style style:name="P2" style:family="paragraph" style:parent-style-name="Text_20_body">
      <style:paragraph-properties fo:margin-left="0in" fo:margin-right="0in" fo:text-align="start" style:justify-single-word="false" fo:orphans="2" fo:widows="2" fo:text-indent="0in" style:auto-text-indent="false"/>
      <style:text-properties officeooo:paragraph-rsid="001d8cfb"/>
    </style:style>
    <style:style style:name="P3" style:family="paragraph" style:parent-style-name="Text_20_body">
      <style:paragraph-properties fo:margin-left="0in" fo:margin-right="0in" fo:text-align="start" style:justify-single-word="false" fo:orphans="2" fo:widows="2" fo:text-indent="0in" style:auto-text-indent="false"/>
      <style:text-properties officeooo:paragraph-rsid="001f290a"/>
    </style:style>
    <style:style style:name="P4" style:family="paragraph" style:parent-style-name="Text_20_body">
      <style:paragraph-properties fo:margin-left="0in" fo:margin-right="0in" fo:text-align="start" style:justify-single-word="false" fo:orphans="2" fo:widows="2" fo:text-indent="0in" style:auto-text-indent="false"/>
      <style:text-properties officeooo:paragraph-rsid="0022ade3"/>
    </style:style>
    <style:style style:name="P5" style:family="paragraph" style:parent-style-name="Text_20_body">
      <style:paragraph-properties fo:margin-left="0in" fo:margin-right="0in" fo:text-align="start" style:justify-single-word="false" fo:orphans="2" fo:widows="2" fo:text-indent="0in" style:auto-text-indent="false"/>
      <style:text-properties officeooo:paragraph-rsid="00235925"/>
    </style:style>
    <style:style style:name="P6" style:family="paragraph" style:parent-style-name="Text_20_body">
      <style:paragraph-properties fo:margin-left="0in" fo:margin-right="0in" fo:text-align="start" style:justify-single-word="false" fo:orphans="2" fo:widows="2" fo:text-indent="0in" style:auto-text-indent="false"/>
      <style:text-properties officeooo:rsid="001d8cfb" officeooo:paragraph-rsid="001f290a"/>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size="28pt" fo:font-weight="bold" officeooo:rsid="001d8cfb" officeooo:paragraph-rsid="001ff37b" style:font-size-asian="28pt" style:font-weight-asian="bold" style:font-size-complex="28pt" style:font-weight-complex="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size="28pt" fo:font-weight="bold" officeooo:rsid="001d8cfb" officeooo:paragraph-rsid="001ff37b" style:font-size-asian="28pt" style:font-weight-asian="bold" style:font-size-complex="28pt" style:font-weight-complex="bold"/>
    </style:style>
    <style:style style:name="P9" style:family="paragraph" style:parent-style-name="Text_20_body">
      <style:paragraph-properties fo:margin-left="0in" fo:margin-right="0in" fo:text-align="start" style:justify-single-word="false" fo:orphans="2" fo:widows="2" fo:text-indent="0in" style:auto-text-indent="false"/>
      <style:text-properties officeooo:rsid="00216ee9" officeooo:paragraph-rsid="0022ade3"/>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PT Serif" fo:font-size="13.5pt" fo:letter-spacing="normal" fo:font-style="normal" fo:font-weight="normal"/>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PT Serif" fo:font-size="13.5pt" fo:letter-spacing="normal" fo:font-style="normal" fo:font-weight="normal" officeooo:rsid="00216ee9" officeooo:paragraph-rsid="0022ade3"/>
    </style:style>
    <style:style style:name="P1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style:font-name="PT Serif" fo:font-size="28pt" fo:letter-spacing="normal" fo:font-style="normal" fo:font-weight="bold" officeooo:rsid="001d8cfb" officeooo:paragraph-rsid="001d8cfb" style:font-size-asian="28pt" style:font-weight-asian="bold" style:font-size-complex="28pt" style:font-weight-complex="bold"/>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24pt" fo:letter-spacing="normal" fo:font-style="normal" fo:font-weight="normal" officeooo:paragraph-rsid="001ff37b"/>
    </style:style>
    <style:style style:name="P14" style:family="paragraph" style:parent-style-name="Text_20_body">
      <style:paragraph-properties fo:margin-left="0in" fo:margin-right="0in" fo:text-align="start" style:justify-single-word="false" fo:orphans="2" fo:widows="2" fo:text-indent="0in" style:auto-text-indent="false"/>
      <style:text-properties officeooo:rsid="00216ee9" officeooo:paragraph-rsid="00216ee9"/>
    </style:style>
    <style:style style:name="T1" style:family="text">
      <style:text-properties fo:font-variant="normal" fo:text-transform="none" fo:color="#333333" style:font-name="PT Serif" fo:font-size="13.5pt" fo:letter-spacing="normal" fo:font-style="normal" fo:font-weight="normal"/>
    </style:style>
    <style:style style:name="T2" style:family="text">
      <style:text-properties fo:font-variant="normal" fo:text-transform="none" fo:color="#333333" style:font-name="PT Serif" fo:font-size="13.5pt" fo:letter-spacing="normal" fo:font-style="normal" fo:font-weight="normal" officeooo:rsid="001d2137"/>
    </style:style>
    <style:style style:name="T3" style:family="text">
      <style:text-properties fo:font-variant="normal" fo:text-transform="none" fo:color="#333333" style:font-name="PT Serif" fo:font-size="13.5pt" fo:letter-spacing="normal" fo:font-style="normal" fo:font-weight="normal" officeooo:rsid="001d8cfb"/>
    </style:style>
    <style:style style:name="T4" style:family="text">
      <style:text-properties fo:font-variant="normal" fo:text-transform="none" fo:color="#333333" style:font-name="PT Serif" fo:font-size="13.5pt" fo:letter-spacing="normal" fo:font-style="normal" fo:font-weight="normal" officeooo:rsid="001f290a"/>
    </style:style>
    <style:style style:name="T5" style:family="text">
      <style:text-properties fo:font-variant="normal" fo:text-transform="none" fo:color="#333333" style:font-name="PT Serif" fo:font-size="13.5pt" fo:letter-spacing="normal" fo:font-style="normal" fo:font-weight="normal" officeooo:rsid="0022ade3"/>
    </style:style>
    <style:style style:name="T6" style:family="text">
      <style:text-properties fo:font-variant="normal" fo:text-transform="none" fo:color="#333333" style:font-name="PT Serif" fo:font-size="13.5pt" fo:letter-spacing="normal" fo:font-style="normal" fo:font-weight="bold" style:font-weight-asian="bold" style:font-weight-complex="bold"/>
    </style:style>
    <style:style style:name="T7" style:family="text">
      <style:text-properties fo:font-variant="normal" fo:text-transform="none" fo:color="#333333" style:font-name="PT Serif" fo:letter-spacing="normal" fo:font-style="normal" fo:font-weight="bold" officeooo:rsid="001ff37b" style:font-weight-asian="bold" style:font-weight-complex="bold"/>
    </style:style>
    <style:style style:name="T8" style:family="text">
      <style:text-properties fo:font-variant="normal" fo:text-transform="none" fo:color="#333333" style:font-name="PT Serif" fo:font-size="28pt" fo:letter-spacing="normal" fo:font-style="normal" fo:font-weight="bold" officeooo:rsid="001d8cfb" style:font-size-asian="28pt" style:font-weight-asian="bold" style:font-size-complex="28pt" style:font-weight-complex="bold"/>
    </style:style>
    <style:style style:name="T9" style:family="text">
      <style:text-properties fo:font-variant="normal" fo:text-transform="none" fo:color="#333333" style:font-name="PT Serif" fo:font-size="24pt" fo:letter-spacing="normal" fo:font-style="normal" fo:font-weight="bold" style:font-weight-asian="bold" style:font-weight-complex="bold"/>
    </style:style>
    <style:style style:name="T10" style:family="text">
      <style:text-properties fo:font-variant="normal" fo:text-transform="none" fo:color="#333333" style:font-name="PT Serif" fo:font-size="24pt" fo:letter-spacing="normal" fo:font-style="normal" fo:font-weight="bold" officeooo:rsid="001ff37b" style:font-weight-asian="bold" style:font-weight-complex="bold"/>
    </style:style>
    <style:style style:name="T11" style:family="text">
      <style:text-properties fo:font-variant="normal" fo:text-transform="none" fo:color="#333333" style:font-name="PT Serif" fo:font-size="18pt" fo:letter-spacing="normal" fo:font-style="normal" fo:font-weight="bold" officeooo:rsid="001ff37b" style:font-size-asian="18pt" style:font-weight-asian="bold" style:font-size-complex="18pt" style:font-weight-complex="bold"/>
    </style:style>
    <style:style style:name="T12" style:family="text">
      <style:text-properties fo:font-variant="normal" fo:text-transform="none" fo:color="#333333" style:font-name="PT Serif" fo:font-size="18pt" fo:letter-spacing="normal" fo:font-style="normal" fo:font-weight="bold" officeooo:rsid="001ff37b" style:font-size-asian="18pt" style:font-style-asian="normal" style:font-weight-asian="bold" style:font-size-complex="18pt" style:font-style-complex="normal" style:font-weight-complex="bold"/>
    </style:style>
    <style:style style:name="T13" style:family="text">
      <style:text-properties fo:font-variant="normal" fo:text-transform="none" fo:color="#333333" style:font-name="PT Serif" fo:font-size="18pt" fo:letter-spacing="normal" fo:font-style="normal" fo:font-weight="normal" officeooo:rsid="001ff37b" style:font-size-asian="18pt" style:font-weight-asian="normal" style:font-size-complex="18pt" style:font-weight-complex="normal"/>
    </style:style>
    <style:style style:name="T14" style:family="text">
      <style:text-properties fo:font-variant="normal" fo:text-transform="none" fo:color="#333333" style:font-name="PT Serif" fo:font-size="18pt" fo:letter-spacing="normal" fo:font-style="normal" fo:font-weight="normal" officeooo:rsid="00235925" style:font-size-asian="18pt" style:font-weight-asian="normal" style:font-size-complex="18pt" style:font-weight-complex="normal"/>
    </style:style>
    <style:style style:name="T15" style:family="text">
      <style:text-properties fo:font-variant="normal" fo:text-transform="none" fo:color="#000000" style:font-name="Times New Roman" fo:font-size="24pt" fo:letter-spacing="normal" fo:font-style="normal" fo:font-weight="normal"/>
    </style:style>
    <style:style style:name="T16" style:family="text">
      <style:text-properties fo:font-variant="normal" fo:text-transform="none" fo:color="#000000" style:font-name="Times New Roman" fo:font-size="24pt" fo:letter-spacing="normal" fo:font-style="normal" fo:font-weight="normal" officeooo:rsid="0022ade3"/>
    </style:style>
    <style:style style:name="T17" style:family="text">
      <style:text-properties fo:font-variant="normal" fo:text-transform="none" fo:color="#000000" style:font-name="Times New Roman" fo:font-size="24pt" fo:letter-spacing="normal" fo:font-style="normal" fo:font-weight="normal" officeooo:rsid="00235925"/>
    </style:style>
    <style:style style:name="T18" style:family="text">
      <style:text-properties fo:font-variant="normal" fo:text-transform="none" fo:color="#000000" style:font-name="Times New Roman" fo:font-size="24pt" fo:letter-spacing="normal"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8">Conversion </text:span></text:span><text:span text:style-name="Strong_20_Emphasis"><text:span text:style-name="T7">1</text:span></text:span></text:p>
      <text:p text:style-name="P1"><text:span text:style-name="Strong_20_Emphasis"><text:span text:style-name="T1">Man: </text:span></text:span><text:span text:style-name="T1">Hi there. Why aren't you </text:span><text:span text:style-name="T2">$random_verb</text:span><text:span text:style-name="T1">?</text:span></text:p>
      <text:p text:style-name="P2"><text:span text:style-name="Strong_20_Emphasis"><text:span text:style-name="T1">Man: </text:span></text:span><text:span text:style-name="T1">Hello. Have you tried </text:span><text:span text:style-name="T2">$random_</text:span><text:span text:style-name="T3">thing</text:span><text:span text:style-name="T1"> yet?</text:span></text:p>
      <text:p text:style-name="P1"><text:span text:style-name="Strong_20_Emphasis"><text:span text:style-name="T1">Woman : </text:span></text:span><text:span text:style-name="T1">No, but I was just about to.</text:span></text:p>
      <text:p text:style-name="P1"><text:span text:style-name="Strong_20_Emphasis"><text:span text:style-name="T1">Man: </text:span></text:span><text:span text:style-name="T1">Don't. It's terrible.</text:span></text:p>
      <text:p text:style-name="P1"><text:span text:style-name="Strong_20_Emphasis"><text:span text:style-name="T1">Woman : </text:span></text:span><text:span text:style-name="T1">Oh. Okay.</text:span></text:p>
      <text:p text:style-name="P2"><text:span text:style-name="Strong_20_Emphasis"><text:span text:style-name="T1">Man: </text:span></text:span><text:span text:style-name="T1">So, how are you knowing </text:span><text:span text:style-name="T2">$random_</text:span><text:span text:style-name="T3">name</text:span><text:span text:style-name="T1">?</text:span></text:p>
      <text:p text:style-name="P2"><text:span text:style-name="Strong_20_Emphasis"><text:span text:style-name="T1">Woman : </text:span></text:span><text:span text:style-name="T1">Oh, </text:span><text:span text:style-name="T2">$random_</text:span><text:span text:style-name="T3">name</text:span><text:span text:style-name="T1"> and I go way back. We studied </text:span><text:span text:style-name="T2">$random_</text:span><text:span text:style-name="T3">study </text:span><text:span text:style-name="T1">together.</text:span></text:p>
      <text:p text:style-name="P2"><text:span text:style-name="Strong_20_Emphasis"><text:span text:style-name="T1">Man: </text:span></text:span><text:span text:style-name="Strong_20_Emphasis"><text:span text:style-name="T2">$random_</text:span></text:span><text:span text:style-name="Strong_20_Emphasis"><text:span text:style-name="T3">study</text:span></text:span><text:span text:style-name="T1">. Hmm. I heard on the radio </text:span><text:span text:style-name="T2">$random_</text:span><text:span text:style-name="T3">weekday</text:span><text:span text:style-name="T1"> that all of you nurses are on strike. Are they not paying you enough?</text:span></text:p>
      <text:p text:style-name="P1"><text:span text:style-name="Strong_20_Emphasis"><text:span text:style-name="T1">Woman : </text:span></text:span><text:span text:style-name="T1">Actually it's about working conditions.</text:span></text:p>
      <text:p text:style-name="P3"><text:span text:style-name="Strong_20_Emphasis"><text:span text:style-name="T1">Man: </text:span></text:span><text:span text:style-name="T1">I see. So, have you had a chance to take a </text:span><text:span text:style-name="T2">$random_</text:span><text:span text:style-name="T4">action</text:span><text:span text:style-name="T1">?</text:span></text:p>
      <text:p text:style-name="P1"><text:span text:style-name="Strong_20_Emphasis"><text:span text:style-name="T1">Woman : </text:span></text:span><text:span text:style-name="T1">No, not yet. How about you?</text:span></text:p>
      <text:p text:style-name="P1"><text:span text:style-name="Strong_20_Emphasis"><text:span text:style-name="T1">Man: </text:span></text:span><text:span text:style-name="T1">No, I need to lose some weight before I put on a bathing suit. But you have a great figure.</text:span></text:p>
      <text:p text:style-name="P3"><text:span text:style-name="Strong_20_Emphasis"><text:span text:style-name="T1">Woman : </text:span></text:span><text:span text:style-name="T1">Uh, thanks. Well, I better go and </text:span><text:span text:style-name="T2">$random_verb</text:span><text:span text:style-name="T4">2</text:span><text:span text:style-name="T1">. There are a few people I haven't said hello to yet.</text:span></text:p>
      <text:p text:style-name="P3"><text:span text:style-name="Strong_20_Emphasis"><text:span text:style-name="T1">Man: </text:span></text:span><text:span text:style-name="T1">Wait! Did you hear that the </text:span><text:span text:style-name="T2">$random_</text:span><text:span text:style-name="T4">name2</text:span><text:span text:style-name="T1"> is coming to town?</text:span></text:p>
      <text:p text:style-name="P3"><text:span text:style-name="Strong_20_Emphasis"><text:span text:style-name="T1">Woman : </text:span></text:span><text:span text:style-name="T1">Ya. I heard that on the news </text:span><text:span text:style-name="T2">$random_</text:span><text:span text:style-name="T3">weekday</text:span><text:span text:style-name="T4">2</text:span><text:span text:style-name="T1">. I bet it'll be really tough to get to see him.</text:span></text:p>
      <text:p text:style-name="P3"><text:span text:style-name="Strong_20_Emphasis"><text:span text:style-name="T1">Man: </text:span></text:span><text:span text:style-name="T1">I know. But I'm not </text:span><text:span text:style-name="T2">$random_</text:span><text:span text:style-name="T4">religion</text:span><text:span text:style-name="T1"> anyway. Are you?</text:span></text:p>
      <text:p text:style-name="P3"><text:span text:style-name="Strong_20_Emphasis"><text:span text:style-name="T1">Woman : </text:span></text:span><text:span text:style-name="T1">Yes, I am actually. Well, it looks the sun is finally coming out. I think I'll go take that </text:span><text:span text:style-name="T2">$random_</text:span><text:span text:style-name="T4">thing2</text:span><text:span text:style-name="T1">.</text:span></text:p>
      <text:p text:style-name="P3"><text:span text:style-name="Strong_20_Emphasis"><text:span text:style-name="T1">Man: </text:span></text:span><text:span text:style-name="T1">You better hurry. I hear they are asking for thunderstorms this </text:span><text:span text:style-name="T2">$random_</text:span><text:span text:style-name="T4">daytime</text:span><text:span text:style-name="T1">.</text:span></text:p>
      <text:p text:style-name="P10"/>
      <text:p text:style-name="P14"><text:span text:style-name="T6">Variables:</text:span><text:span text:style-name="T1"> ( </text:span><text:span text:style-name="T2">$random_verb, $random_</text:span><text:span text:style-name="T3">thing , </text:span><text:span text:style-name="T2">$random_</text:span><text:span text:style-name="T3">name, </text:span><text:span text:style-name="T2">$random_</text:span><text:span text:style-name="T3">study, </text:span><text:span text:style-name="T2">$random_</text:span><text:span text:style-name="T4">action, </text:span><text:span text:style-name="T2">$random_verb</text:span><text:span text:style-name="T4">2, </text:span><text:span text:style-name="T2">$random_</text:span><text:span text:style-name="T4">name2, <text:s/></text:span><text:span text:style-name="T2">$random_</text:span><text:span text:style-name="T3">weekday</text:span><text:span text:style-name="T4">2 ,</text:span><text:span text:style-name="T2">$random_</text:span><text:span text:style-name="T4">religion, </text:span><text:span text:style-name="T2">$random_</text:span><text:span text:style-name="T4">thing2, </text:span><text:span text:style-name="T2">$random_</text:span><text:span text:style-name="T4">daytime</text:span><text:span text:style-name="T1">).</text:span></text:p>
      <text:p text:style-name="P12"><text:soft-page-break/>Conversion 2</text:p>
      <text:p text:style-name="P3"><text:span text:style-name="Strong_20_Emphasis"><text:span text:style-name="T1">Man: </text:span></text:span><text:span text:style-name="T1">Hi there. Why aren't you </text:span><text:span text:style-name="T2">$random_verb</text:span><text:span text:style-name="T1">?</text:span></text:p>
      <text:p text:style-name="P6"><text:span text:style-name="Strong_20_Emphasis"><text:span text:style-name="T1">Man: </text:span></text:span><text:span text:style-name="T1">Hello. Have you tried </text:span><text:span text:style-name="T2">$random_</text:span><text:span text:style-name="T1">thing yet?</text:span></text:p>
      <text:p text:style-name="P4"><text:span text:style-name="T18">A:</text:span><text:span text:style-name="T15">Are you going to the party on </text:span><text:span text:style-name="T2">$random_</text:span><text:span text:style-name="T3">weekday</text:span><text:span text:style-name="T15">?</text:span><text:span text:style-name="T1"><text:line-break/></text:span><text:span text:style-name="Strong_20_Emphasis"><text:span text:style-name="T1">Woman : </text:span></text:span><text:span text:style-name="T1">No, but I was just about to.</text:span></text:p>
      <text:p text:style-name="P3"><text:span text:style-name="Strong_20_Emphasis"><text:span text:style-name="T1">Man: </text:span></text:span><text:span text:style-name="T1">Don't. It's terrible.</text:span></text:p>
      <text:p text:style-name="P3"><text:span text:style-name="Strong_20_Emphasis"><text:span text:style-name="T1">Woman : </text:span></text:span><text:span text:style-name="T1">Oh. Okay.<text:line-break/></text:span><text:span text:style-name="T18">B:</text:span><text:span text:style-name="T15">I was thinking about it. Are you?</text:span><text:span text:style-name="T1"><text:line-break/></text:span><text:span text:style-name="Strong_20_Emphasis"><text:span text:style-name="T1">Man: </text:span></text:span><text:span text:style-name="T1">So, how are you knowing </text:span><text:span text:style-name="T2">$random_</text:span><text:span text:style-name="T3">name</text:span><text:span text:style-name="T1">?</text:span></text:p>
      <text:p text:style-name="P3"><text:span text:style-name="Strong_20_Emphasis"><text:span text:style-name="T1">Woman : </text:span></text:span><text:span text:style-name="T1">Oh, </text:span><text:span text:style-name="T2">$random_</text:span><text:span text:style-name="T3">name</text:span><text:span text:style-name="T1"> and I go way back. We studied </text:span><text:span text:style-name="T2">$random_</text:span><text:span text:style-name="T3">study </text:span><text:span text:style-name="T1">together.</text:span></text:p>
      <text:p text:style-name="P3"><text:span text:style-name="Strong_20_Emphasis"><text:span text:style-name="T1">Man: </text:span></text:span><text:span text:style-name="Strong_20_Emphasis"><text:span text:style-name="T2">$random_</text:span></text:span><text:span text:style-name="Strong_20_Emphasis"><text:span text:style-name="T3">study</text:span></text:span><text:span text:style-name="T1">. Hmm. I heard on the radio </text:span><text:span text:style-name="T2">$random_</text:span><text:span text:style-name="T3">weekday</text:span><text:span text:style-name="T1"> that all of you nurses are on strike. Are they not paying you enough?<text:line-break/></text:span><text:span text:style-name="T18">A:</text:span><text:span text:style-name="T15">Yeah, I heard it's going to be a lot of fun.</text:span><text:span text:style-name="T1"><text:line-break/></text:span><text:span text:style-name="Strong_20_Emphasis"><text:span text:style-name="T1">Woman : </text:span></text:span><text:span text:style-name="T1">Actually it's about working conditions.</text:span></text:p>
      <text:p text:style-name="P3"><text:span text:style-name="Strong_20_Emphasis"><text:span text:style-name="T1">Man: </text:span></text:span><text:span text:style-name="T1">I see. So, have you had a chance to take a </text:span><text:span text:style-name="T2">$random_</text:span><text:span text:style-name="T4">action</text:span><text:span text:style-name="T1">?<text:line-break/></text:span><text:span text:style-name="T18">B:</text:span><text:span text:style-name="T15">Really? Well, what time does it start?</text:span><text:span text:style-name="T1"><text:line-break/></text:span><text:span text:style-name="Strong_20_Emphasis"><text:span text:style-name="T1">Woman : </text:span></text:span><text:span text:style-name="T1">No, not yet. How about you?</text:span></text:p>
      <text:p text:style-name="P3"><text:span text:style-name="Strong_20_Emphasis"><text:span text:style-name="T1">Man: </text:span></text:span><text:span text:style-name="T1">No, I need to lose some weight before I put on a bathing suit. But you have a great figure.</text:span></text:p>
      <text:p text:style-name="P5"><text:span text:style-name="Strong_20_Emphasis"><text:span text:style-name="T1">Woman : </text:span></text:span><text:span text:style-name="T1">Uh, thanks. Well, I better go and </text:span><text:span text:style-name="T2">$random_verb</text:span><text:span text:style-name="T4">2</text:span><text:span text:style-name="T1">. There are a few people I haven't said hello to yet.<text:line-break/></text:span><text:span text:style-name="T18">A:</text:span><text:span text:style-name="T15">It starts at </text:span><text:span text:style-name="T2">$random_</text:span><text:span text:style-name="T5">time</text:span><text:span text:style-name="T15"> pm, and I really think you should go.</text:span><text:span text:style-name="T1"><text:line-break/></text:span><text:span text:style-name="Strong_20_Emphasis"><text:span text:style-name="T1">Man: </text:span></text:span><text:span text:style-name="T1">I know. But I'm not </text:span><text:span text:style-name="T2">$random_</text:span><text:span text:style-name="T4">religion</text:span><text:span text:style-name="T1"> anyway. Are you?<text:line-break/></text:span><text:span text:style-name="T18">B:</text:span><text:span text:style-name="T15">Well, who else is going to be there?</text:span><text:span text:style-name="T1"><text:line-break/></text:span><text:span text:style-name="Strong_20_Emphasis"><text:span text:style-name="T1">Woman : </text:span></text:span><text:span text:style-name="T1">Yes, I am actually. Well, it looks the sun is finally coming out. I think I'll go take that </text:span><text:span text:style-name="T2">$random_</text:span><text:span text:style-name="T4">thing2</text:span><text:span text:style-name="T1">.<text:line-break/></text:span><text:span text:style-name="T18">A:</text:span><text:span text:style-name="T15">Everybody from school.</text:span><text:span text:style-name="T1"><text:line-break/></text:span><text:soft-page-break/><text:span text:style-name="Strong_20_Emphasis"><text:span text:style-name="T1">Man: </text:span></text:span><text:span text:style-name="T1">You better hurry. I hear they are asking for thunderstorms this </text:span><text:span text:style-name="T2">$random_</text:span><text:span text:style-name="T4">daytime</text:span><text:span text:style-name="T1">.<text:line-break/></text:span><text:span text:style-name="T18">B:</text:span><text:span text:style-name="T15">How do you know it's going to be so fun?</text:span><text:span text:style-name="T1"><text:line-break/></text:span><text:span text:style-name="T18">A:</text:span><text:span text:style-name="T15">This party is going to have a DJ, food, and drinks. </text:span><text:span text:style-name="T16">And it is at </text:span><text:span text:style-name="T2">$random_</text:span><text:span text:style-name="T5">location</text:span><text:span text:style-name="T1"><text:line-break/></text:span><text:span text:style-name="T18">B:</text:span><text:span text:style-name="T15">Wow, that does sound like it's going to be fun.</text:span><text:span text:style-name="T1"><text:line-break/></text:span><text:span text:style-name="T18">A:</text:span><text:span text:style-name="T15">So am I going to see you at the party?</text:span><text:span text:style-name="T1"><text:line-break/></text:span><text:span text:style-name="T18">B:</text:span><text:span text:style-name="T15">Yeah, I will be there. </text:span><text:span text:style-name="T17">Keep negative comments out of your small talk. You don't know if the person you are talking about is a close friend of the person you are talking to. During small talk it is not appropriate to discuss salaries.</text:span></text:p>
      <text:p text:style-name="P13"/>
      <text:p text:style-name="P9"><text:span text:style-name="T1">Variables: ( </text:span><text:span text:style-name="T2">$random_verb, $random_</text:span><text:span text:style-name="T3">thing , </text:span><text:span text:style-name="T2">$random_</text:span><text:span text:style-name="T3">name, </text:span><text:span text:style-name="T2">$random_</text:span><text:span text:style-name="T3">study, </text:span><text:span text:style-name="T2">$random_</text:span><text:span text:style-name="T4">action, </text:span><text:span text:style-name="T2">$random_verb</text:span><text:span text:style-name="T4">2, </text:span><text:span text:style-name="T2">$random_</text:span><text:span text:style-name="T4">name2, <text:s/></text:span><text:span text:style-name="T2">$random_</text:span><text:span text:style-name="T3">weekday</text:span><text:span text:style-name="T4">2 ,</text:span><text:span text:style-name="T2">$random_</text:span><text:span text:style-name="T4">religion, </text:span><text:span text:style-name="T2">$random_</text:span><text:span text:style-name="T4">thing2, </text:span><text:span text:style-name="T2">$random_</text:span><text:span text:style-name="T4">daytime</text:span><text:span text:style-name="T1">) + ( </text:span><text:span text:style-name="T2">$random_</text:span><text:span text:style-name="T3">weekday, </text:span><text:span text:style-name="T2">$random_</text:span><text:span text:style-name="T5">time</text:span><text:span text:style-name="T1"> , </text:span><text:span text:style-name="T2">$random_</text:span><text:span text:style-name="T5">location</text:span><text:span text:style-name="T1">).</text:span></text:p>
      <text:p text:style-name="P11"/>
      <text:p text:style-name="P11"/>
      <text:p text:style-name="P11"/>
      <text:p text:style-name="P11"/>
      <text:p text:style-name="P11"/>
      <text:p text:style-name="P11"/>
      <text:p text:style-name="P11"/>
      <text:p text:style-name="P11"/>
      <text:p text:style-name="P11"/>
      <text:p text:style-name="P7"><text:soft-page-break/><text:span text:style-name="Strong_20_Emphasis"><text:span text:style-name="T9">Conversion </text:span></text:span><text:span text:style-name="Strong_20_Emphasis"><text:span text:style-name="T10">3</text:span></text:span></text:p>
      <text:p text:style-name="P8"><text:span text:style-name="Strong_20_Emphasis"><text:span text:style-name="T11">Joe:</text:span></text:span><text:span text:style-name="Strong_20_Emphasis"><text:span text:style-name="T13"> Yeah, without falling.</text:span></text:span></text:p>
      <text:p text:style-name="P8"><text:span text:style-name="Strong_20_Emphasis"><text:span text:style-name="T11">Kristin:</text:span></text:span><text:span text:style-name="Strong_20_Emphasis"><text:span text:style-name="T13"> Yeah, without falling. And I, I had no idea what was going on for a few</text:span></text:span></text:p>
      <text:p text:style-name="P8"><text:span text:style-name="Strong_20_Emphasis"><text:span text:style-name="T13">minutes afterwards. And then I realized, oh that must have been an earthquake.</text:span></text:span></text:p>
      <text:p text:style-name="P8"><text:span text:style-name="Strong_20_Emphasis"><text:span text:style-name="T11">Joe:</text:span></text:span><text:span text:style-name="Strong_20_Emphasis"><text:span text:style-name="T13"> Yeah, you know what I usually notice, the times that I’ve been at home,</text:span></text:span></text:p>
      <text:p text:style-name="P8"><text:span text:style-name="Strong_20_Emphasis"><text:span text:style-name="T13">here...</text:span></text:span></text:p>
      <text:p text:style-name="P8"><text:span text:style-name="Strong_20_Emphasis"><text:span text:style-name="T12">Kristin: </text:span></text:span><text:span text:style-name="Strong_20_Emphasis"><text:span text:style-name="T13">Yeah.</text:span></text:span></text:p>
      <text:p text:style-name="P8"><text:span text:style-name="Strong_20_Emphasis"><text:span text:style-name="T11">Joe:</text:span></text:span><text:span text:style-name="Strong_20_Emphasis"><text:span text:style-name="T13"> ...and, uh, there’s been an earthquake? It’s almost as if there’s this really big train, or like a gigantic Mack truck going by. And, uh, suddenly I start to hear the heater shaking. And, um, it’s like, the noise is like, uh, is loud for like a second and</text:span></text:span><text:span text:style-name="Strong_20_Emphasis"><text:span text:style-name="T14"> </text:span></text:span><text:span text:style-name="Strong_20_Emphasis"><text:span text:style-name="T13">then it’s gone, so...</text:span></text:span></text:p>
      <text:p text:style-name="P8"><text:span text:style-name="Strong_20_Emphasis"><text:span text:style-name="T13">Kristin: That’s so...</text:span></text:span></text:p>
      <text:p text:style-name="P8"><text:span text:style-name="Strong_20_Emphasis"><text:span text:style-name="T11">Joe:</text:span></text:span><text:span text:style-name="Strong_20_Emphasis"><text:span text:style-name="T13"> ...it’s really weird, y’know, it’s almost like the first couple’a times I felt it, I</text:span></text:span></text:p>
      <text:p text:style-name="P8"><text:span text:style-name="Strong_20_Emphasis"><text:span text:style-name="T13">wasn’t even aware it was an earthquake while it was happening.</text:span></text:span></text:p>
      <text:p text:style-name="P8"><text:span text:style-name="Strong_20_Emphasis"><text:span text:style-name="T11">Kristin:</text:span></text:span><text:span text:style-name="Strong_20_Emphasis"><text:span text:style-name="T13"> Well, that’s so funny you say that because one that I experienced in</text:span></text:span></text:p>
      <text:p text:style-name="P8"><text:span text:style-name="Strong_20_Emphasis"><text:span text:style-name="T13">Bangkok, it actually was after the tsunami and so later I found out that it was, it was, um, aftershock from the tsunami. But anyway, I was in a building up </text:span></text:span><text:soft-page-break/><text:span text:style-name="Strong_20_Emphasis"><text:span text:style-name="T13">on the ninth floor and suddenly, uh, there was all this rattling. And I’m thinking to myself, it, it just, it, it was so irrational. I’m thinking to myself, god, there’s like a train going by and I can’t believe that this building is shaking so much from the train [laugh]. It… And of course a train wouldn’t have made a building, or at least me up on the ninth floor, feel something to that effect. And I think it happened about two times. And it... That one wasn’t until several days later when I was talking to people and they were like, “Oh didja feel the earthquake?”. Then it dawned on me, oh, that was an earthquake. It was...</text:span></text:span></text:p>
      <text:p text:style-name="P8"><text:span text:style-name="Strong_20_Emphasis"><text:span text:style-name="T11">Joe:</text:span></text:span><text:span text:style-name="Strong_20_Emphasis"><text:span text:style-name="T13"> Yeah, I know. It’s, uh, it’s crazy how when you’re not used to feeling them you can think it’s something else.</text:span></text:span></text:p>
      <text:p text:style-name="P8"><text:span text:style-name="Strong_20_Emphasis"><text:span text:style-name="T11">Kristin: </text:span></text:span><text:span text:style-name="Strong_20_Emphasis"><text:span text:style-name="T13">Yeah, yeah totally.</text:span></text:span></text:p>
      <text:p text:style-name="P8"><text:span text:style-name="Strong_20_Emphasis"><text:span text:style-name="T11">Joe:</text:span></text:span><text:span text:style-name="Strong_20_Emphasis"><text:span text:style-name="T13"> I mean, I’ve been </text:span></text:span><text:span text:style-name="Strong_20_Emphasis"><text:span text:style-name="T14">living</text:span></text:span><text:span text:style-name="Strong_20_Emphasis"><text:span text:style-name="T13">’ here for a while now and I’ve definitely felt my share of earthquakes. I mean, </text:span></text:span><text:span text:style-name="Strong_20_Emphasis"><text:span text:style-name="T14">know</text:span></text:span><text:span text:style-name="Strong_20_Emphasis"><text:span text:style-name="T13">, when you live here it’s a given that you’re gonna experience earthquakes. You just hope that you’re not gonna be here for the big one, </text:span></text:span><text:span text:style-name="Strong_20_Emphasis"><text:span text:style-name="T14">know.</text:span></text:span><text:span text:style-name="Strong_20_Emphasis"><text:span text:style-name="T13">..</text:span></text:span></text:p>
      <text:p text:style-name="P8"><text:span text:style-name="Strong_20_Emphasis"><text:span text:style-name="T11">Kristin: </text:span></text:span><text:span text:style-name="Strong_20_Emphasis"><text:span text:style-name="T13">[laugh] Yeah, right.</text:span></text:span></text:p>
      <text:p text:style-name="P8"><text:span text:style-name="Strong_20_Emphasis"><text:span text:style-name="T11">Joe:</text:span></text:span><text:span text:style-name="Strong_20_Emphasis"><text:span text:style-name="T13"> When I first moved here, it was, uh, about five years after the Loma Prieta earthquake, which was a very big earthquake here. And, um, there are a lot of people who lived here who I met who had actually </text:span></text:span><text:soft-page-break/><text:span text:style-name="Strong_20_Emphasis"><text:span text:style-name="T13">been living in the area when the earthquake hit. So it was interesting to get their perspective...</text:span></text:span></text:p>
      <text:p text:style-name="P8"><text:span text:style-name="Strong_20_Emphasis"><text:span text:style-name="T11">Kristin:</text:span></text:span><text:span text:style-name="Strong_20_Emphasis"><text:span text:style-name="T13"> O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T Serif" svg:font-family="'PT Serif', 'San Francisco', 'Helvetica Neue', Roboto,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1:52:33.754078506</meta:creation-date>
    <dc:date>2018-07-16T14:14:51.515643405</dc:date>
    <meta:editing-duration>PT36M18S</meta:editing-duration>
    <meta:editing-cycles>12</meta:editing-cycles>
    <meta:generator>LibreOffice/6.0.3.2$Linux_X86_64 LibreOffice_project/00m0$Build-2</meta:generator>
    <meta:document-statistic meta:table-count="0" meta:image-count="0" meta:object-count="0" meta:page-count="6" meta:paragraph-count="51" meta:word-count="1036" meta:character-count="5796" meta:non-whitespace-character-count="4809"/>
  </office:meta>
</office:document-meta>
</file>